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b9c6c"/>
    </style:style>
    <style:style style:name="P2" style:family="paragraph" style:parent-style-name="Heading_20_1">
      <style:paragraph-properties fo:text-align="center" style:justify-single-word="false"/>
      <style:text-properties officeooo:paragraph-rsid="000b9c6c"/>
    </style:style>
    <style:style style:name="P3" style:family="paragraph" style:parent-style-name="Text_20_body">
      <style:paragraph-properties fo:text-align="center" style:justify-single-word="false"/>
      <style:text-properties officeooo:paragraph-rsid="000b9c6c"/>
    </style:style>
    <style:style style:name="P4" style:family="paragraph" style:parent-style-name="Preformatted_20_Text">
      <style:paragraph-properties fo:margin-top="0in" fo:margin-bottom="0.1965in" style:contextual-spacing="false"/>
    </style:style>
    <style:style style:name="P5" style:family="paragraph" style:parent-style-name="Text_20_body">
      <style:paragraph-properties fo:text-align="center" style:justify-single-word="false"/>
      <style:text-properties officeooo:rsid="000e559a" officeooo:paragraph-rsid="000e559a"/>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2">
      <style:paragraph-properties fo:margin-top="0in" fo:margin-bottom="0in" style:contextual-spacing="false"/>
    </style:style>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5">
      <style:paragraph-properties fo:margin-top="0in" fo:margin-bottom="0in" style:contextual-spacing="false"/>
    </style:style>
    <style:style style:name="P13" style:family="paragraph" style:parent-style-name="Text_20_body" style:list-style-name="L6"/>
    <style:style style:name="P14" style:family="paragraph" style:parent-style-name="Text_20_body" style:list-style-name="L6">
      <style:paragraph-properties fo:margin-top="0in" fo:margin-bottom="0in" style:contextual-spacing="false"/>
    </style:style>
    <style:style style:name="P15" style:family="paragraph" style:parent-style-name="Text_20_body" style:list-style-name="L7"/>
    <style:style style:name="P16" style:family="paragraph" style:parent-style-name="Text_20_body" style:list-style-name="L7">
      <style:paragraph-properties fo:margin-top="0in" fo:margin-bottom="0in" style:contextual-spacing="false"/>
    </style:style>
    <style:style style:name="P17" style:family="paragraph" style:parent-style-name="Text_20_body" style:list-style-name="L8"/>
    <style:style style:name="P18" style:family="paragraph" style:parent-style-name="Text_20_body" style:list-style-name="L8">
      <style:paragraph-properties fo:margin-top="0in" fo:margin-bottom="0in" style:contextual-spacing="false"/>
    </style:style>
    <style:style style:name="P19" style:family="paragraph" style:parent-style-name="Text_20_body" style:list-style-name="L9"/>
    <style:style style:name="P20" style:family="paragraph" style:parent-style-name="Text_20_body" style:list-style-name="L9">
      <style:paragraph-properties fo:margin-top="0in" fo:margin-bottom="0in" style:contextual-spacing="false"/>
    </style:style>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1">
      <style:paragraph-properties fo:margin-top="0in" fo:margin-bottom="0in" style:contextual-spacing="false"/>
    </style:style>
    <style:style style:name="P24" style:family="paragraph" style:parent-style-name="Text_20_body" style:list-style-name="L12"/>
    <style:style style:name="P25" style:family="paragraph" style:parent-style-name="Text_20_body" style:list-style-name="L12">
      <style:paragraph-properties fo:margin-top="0in" fo:margin-bottom="0in" style:contextual-spacing="false"/>
    </style:style>
    <style:style style:name="P26" style:family="paragraph" style:parent-style-name="Text_20_body" style:list-style-name="L13"/>
    <style:style style:name="P27" style:family="paragraph" style:parent-style-name="Text_20_body" style:list-style-name="L13">
      <style:paragraph-properties fo:margin-top="0in" fo:margin-bottom="0in" style:contextual-spacing="false"/>
    </style:style>
    <style:style style:name="P28" style:family="paragraph" style:parent-style-name="Text_20_body" style:list-style-name="L14"/>
    <style:style style:name="P29" style:family="paragraph" style:parent-style-name="Text_20_body" style:list-style-name="L14">
      <style:paragraph-properties fo:margin-top="0in" fo:margin-bottom="0in" style:contextual-spacing="false"/>
    </style:style>
    <style:style style:name="P30" style:family="paragraph" style:parent-style-name="Text_20_body" style:list-style-name="L15"/>
    <style:style style:name="P31" style:family="paragraph" style:parent-style-name="Text_20_body" style:list-style-name="L15">
      <style:paragraph-properties fo:margin-top="0in" fo:margin-bottom="0in" style:contextual-spacing="false"/>
    </style:style>
    <style:style style:name="P32" style:family="paragraph" style:parent-style-name="Text_20_body" style:list-style-name="L16"/>
    <style:style style:name="P33" style:family="paragraph" style:parent-style-name="Text_20_body" style:list-style-name="L16">
      <style:paragraph-properties fo:margin-top="0in" fo:margin-bottom="0in" style:contextual-spacing="false"/>
    </style:style>
    <style:style style:name="P34" style:family="paragraph" style:parent-style-name="Text_20_body" style:list-style-name="L17"/>
    <style:style style:name="P35" style:family="paragraph" style:parent-style-name="Text_20_body" style:list-style-name="L17">
      <style:paragraph-properties fo:margin-top="0in" fo:margin-bottom="0in" style:contextual-spacing="false"/>
    </style:style>
    <style:style style:name="P36" style:family="paragraph" style:parent-style-name="Text_20_body" style:list-style-name="L18"/>
    <style:style style:name="P37" style:family="paragraph" style:parent-style-name="Text_20_body" style:list-style-name="L18">
      <style:paragraph-properties fo:margin-top="0in" fo:margin-bottom="0in" style:contextual-spacing="false"/>
    </style:style>
    <style:style style:name="P38" style:family="paragraph" style:parent-style-name="Text_20_body" style:list-style-name="L19"/>
    <style:style style:name="P39" style:family="paragraph" style:parent-style-name="Text_20_body" style:list-style-name="L19">
      <style:paragraph-properties fo:margin-top="0in" fo:margin-bottom="0in" style:contextual-spacing="false"/>
    </style:style>
    <style:style style:name="P40" style:family="paragraph" style:parent-style-name="Text_20_body" style:list-style-name="L20"/>
    <style:style style:name="P41" style:family="paragraph" style:parent-style-name="Text_20_body" style:list-style-name="L20">
      <style:paragraph-properties fo:margin-top="0in" fo:margin-bottom="0in" style:contextual-spacing="false"/>
    </style:style>
    <style:style style:name="P42" style:family="paragraph" style:parent-style-name="Text_20_body" style:list-style-name="L21"/>
    <style:style style:name="P43" style:family="paragraph" style:parent-style-name="Text_20_body" style:list-style-name="L21">
      <style:paragraph-properties fo:margin-top="0in" fo:margin-bottom="0in" style:contextual-spacing="false"/>
    </style:style>
    <style:style style:name="P44" style:family="paragraph" style:parent-style-name="Text_20_body" style:list-style-name="L22"/>
    <style:style style:name="P45" style:family="paragraph" style:parent-style-name="Text_20_body" style:list-style-name="L22">
      <style:paragraph-properties fo:margin-top="0in" fo:margin-bottom="0in" style:contextual-spacing="false"/>
    </style:style>
    <style:style style:name="P46" style:family="paragraph" style:parent-style-name="Text_20_body">
      <style:text-properties fo:font-size="11pt" style:font-size-asian="11pt" style:font-size-complex="11pt"/>
    </style:style>
    <style:style style:name="T1" style:family="text">
      <style:text-properties fo:font-size="11pt" style:font-size-asian="11pt" style:font-size-complex="11pt"/>
    </style:style>
    <style:style style:name="T2" style:family="text">
      <style:text-properties fo:font-size="10.5pt" style:font-size-asian="10.5pt" style:font-size-complex="10.5pt"/>
    </style:style>
    <style:style style:name="T3" style:family="text">
      <style:text-properties fo:font-size="12pt" style:font-size-asian="12pt" style:font-size-complex="12pt"/>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P2" text:outline-level="1">Webworld </text:h>
      <text:p text:style-name="P5">A cognitively realistic actor simulation</text:p>
      <text:p text:style-name="P3"/>
      <text:h text:style-name="Heading_20_2" text:outline-level="2">Executive Summary</text:h>
      <text:p text:style-name="P46">This report details the architecture and implementation of Webworld, an advanced multi-agent simulation system designed to create realistic and engaging character-driven interactions. The system combines sophisticated cognitive modeling with modern web technologies to deliver an accessible and powerful simulation environment that can be used for research, education, and entertainment applications.</text:p>
      <text:p text:style-name="P46">Webworld represents a significant evolution from the original Worldsim architecture, maintaining the core cognitive foundations while introducing a robust web interface, real-time visualization, and enhanced agent state exploration capabilities. The system enables the simulation of complex character interactions in diverse scenarios, with agents exhibiting purposeful, character-consistent behavior that adapts appropriately to changing circumstances.</text:p>
      <text:h text:style-name="Heading_20_2" text:outline-level="2">1. System Architecture Overview</text:h>
      <text:p text:style-name="Text_20_body">Webworld implements a distributed client-server architecture that enables real-time simulation of cognitive agents in a shared environment. The system consists of three primary components: the simulation server, the communication middleware, and the web-based client interface.</text:p>
      <text:h text:style-name="Heading_20_3" text:outline-level="3">1.1 High-Level Architecture</text:h>
      <text:p text:style-name="Text_20_body">The system follows a decoupled architecture pattern:</text:p>
      <text:list text:style-name="L1">
        <text:list-item>
          <text:p text:style-name="P6"><text:span text:style-name="Strong_20_Emphasis">Simulation Server</text:span>: Implements the core cognitive architecture, world state management, and agent processing. This component runs the actual simulation logic, including agent decision making, world updates, and interaction processing.</text:p>
        </text:list-item>
        <text:list-item>
          <text:p text:style-name="P6"><text:span text:style-name="Strong_20_Emphasis">Communication Middleware</text:span>: Manages real-time data flow between the simulation server and client interfaces using WebSockets. This component handles message queuing, serialization, and delivery.</text:p>
        </text:list-item>
        <text:list-item>
          <text:p text:style-name="P6"><text:span text:style-name="Strong_20_Emphasis">Web Interface</text:span>: Provides visualization and control capabilities through a React-based user interface. This component displays agent states, world conditions, and allows for user interaction with the simulation.</text:p>
        </text:list-item>
      </text:list>
      <text:h text:style-name="Heading_20_3" text:outline-level="3">1.2 Technical Implementation</text:h>
      <text:p text:style-name="Text_20_body">The Webworld implementation utilizes several key technologies:</text:p>
      <text:list text:style-name="L2">
        <text:list-item>
          <text:p text:style-name="P8"><text:span text:style-name="Strong_20_Emphasis">Backend</text:span>: Python-based simulation server with FastAPI for API endpoints and WebSocket communication </text:p>
        </text:list-item>
        <text:list-item>
          <text:p text:style-name="P8"><text:span text:style-name="Strong_20_Emphasis">Communication</text:span>: ZeroMQ (ZMQ) for internal message passing between simulation components </text:p>
        </text:list-item>
        <text:list-item>
          <text:p text:style-name="P8"><text:span text:style-name="Strong_20_Emphasis">Frontend</text:span>: React framework with modular component architecture </text:p>
        </text:list-item>
        <text:list-item>
          <text:p text:style-name="P8"><text:span text:style-name="Strong_20_Emphasis">Visualization</text:span>: Dynamic UI rendering with CSS Grid layout system </text:p>
        </text:list-item>
        <text:list-item>
          <text:p text:style-name="P7"><text:soft-page-break/><text:span text:style-name="Strong_20_Emphasis">State Management</text:span>: Client-side state management for responsive UI updates </text:p>
        </text:list-item>
      </text:list>
      <text:p text:style-name="Text_20_body">The system employs a message-passing architecture to maintain loose coupling between components, with each agent's cognitive cycles running independently while coordinating through the shared world context.</text:p>
      <text:h text:style-name="Heading_20_2" text:outline-level="2">2. Cognitive Architecture</text:h>
      <text:p text:style-name="Text_20_body">At the core of Webworld is a sophisticated cognitive architecture that enables agents to perceive, think, and act within their environment with human-like intelligence. This architecture is implemented in the <text:span text:style-name="Source_20_Text"><text:span text:style-name="T1">Agh</text:span></text:span> class, which serves as the foundation for character agents in the simulation.</text:p>
      <text:h text:style-name="Heading_20_3" text:outline-level="3">2.1 Memory System</text:h>
      <text:p text:style-name="Text_20_body">The memory system in Webworld implements a hybrid model that combines episodic and semantic memory capabilities. The <text:span text:style-name="Source_20_Text"><text:span text:style-name="T1">StructuredMemory</text:span></text:span> class manages three types of memories:</text:p>
      <text:list text:style-name="L3">
        <text:list-item>
          <text:p text:style-name="P9"><text:span text:style-name="Strong_20_Emphasis">Concrete Memories</text:span>: Individual events and observations experienced by the agent, stored as <text:span text:style-name="Source_20_Text"><text:span text:style-name="T1">MemoryEntry</text:span></text:span> objects with timestamps, importance ratings, and semantic embeddings.</text:p>
        </text:list-item>
        <text:list-item>
          <text:p text:style-name="P9"><text:span text:style-name="Strong_20_Emphasis">Abstract Memories</text:span>: Higher-level patterns identified through memory consolidation, stored as <text:span text:style-name="Source_20_Text"><text:span text:style-name="T1">AbstractMemory</text:span></text:span> objects that link related concrete memories.</text:p>
        </text:list-item>
        <text:list-item>
          <text:p text:style-name="P9"><text:span text:style-name="Strong_20_Emphasis">Narrative Summaries</text:span>: Coherent accounts of recent events and ongoing activities that provide context for decision-making.</text:p>
        </text:list-item>
      </text:list>
      <text:p text:style-name="Text_20_body">Memory formation begins with the agent's <text:span text:style-name="Source_20_Text"><text:span text:style-name="T1">add_to_history</text:span></text:span> and <text:span text:style-name="Source_20_Text"><text:span text:style-name="T1">add_perceptual_input</text:span></text:span> methods, which create new <text:span text:style-name="Source_20_Text"><text:span text:style-name="T1">MemoryEntry</text:span></text:span> objects from sensory input, action consequences, dialog, thoughts, and world updates. Each memory is assigned importance and confidence scores, with semantic embeddings generated using sentence transformer models.</text:p>
      <text:p text:style-name="Text_20_body">The <text:span text:style-name="Source_20_Text"><text:span text:style-name="T1">MemoryConsolidator</text:span></text:span> class handles periodic consolidation of memories, grouping related experiences and generating higher-level abstractions. This process is drive-aware, identifying patterns specifically relevant to the agent's fundamental motivations.</text:p>
      <text:p text:style-name="Text_20_body">Memory retrieval is managed by the <text:span text:style-name="Source_20_Text"><text:span text:style-name="T1">MemoryRetrieval</text:span></text:span> class, which implements semantic similarity search, drive-relevant filtering, and temporal windowing to provide contextually appropriate access to past experiences.</text:p>
      <text:h text:style-name="Heading_20_3" text:outline-level="3">2.2 Drive and Motivation System</text:h>
      <text:p text:style-name="Text_20_body">The foundation of agent motivation is the drive system, which provides fundamental goals that guide behavior. Each agent possesses a customizable set of drives that can be tailored to create unique character behaviors:</text:p>
      <text:p text:style-name="Preformatted_20_Text"><text:span text:style-name="Source_20_Text">self.drives = [</text:span></text:p>
      <text:p text:style-name="Preformatted_20_Text"><text:span text:style-name="Source_20_Text"><text:s text:c="4"/>Drive("immediate physiological needs: survival, water, food, clothing, shelter, rest."),</text:span></text:p>
      <text:p text:style-name="Preformatted_20_Text"><text:span text:style-name="Source_20_Text"><text:s text:c="4"/>Drive("safety from threats including ill-health or physical threats from unknown or adversarial actors or adverse events."),</text:span></text:p>
      <text:p text:style-name="Preformatted_20_Text"><text:span text:style-name="Source_20_Text"><text:s text:c="4"/>Drive("assurance of short-term future physiological needs (e.g. adequate water and food supplies, shelter maintenance)."),</text:span></text:p>
      <text:p text:style-name="Preformatted_20_Text"><text:span text:style-name="Source_20_Text"><text:s text:c="4"/>Drive("love and belonging, including mutual physical contact, comfort with knowing one's place in the world, friendship, intimacy, trust, acceptance.")</text:span></text:p>
      <text:p text:style-name="P4"><text:span text:style-name="Source_20_Text">]</text:span></text:p>
      <text:p text:style-name="Text_20_body"><text:soft-page-break/>These drives influence multiple aspects of cognitive processing, including memory consolidation priority, state assessment, goal generation, and action selection.</text:p>
      <text:p text:style-name="Text_20_body">The <text:span text:style-name="Source_20_Text"><text:span text:style-name="T1">DriveSignalManager</text:span></text:span> class implements a sophisticated system for detecting opportunities and issues related to drives. It analyzes perceptual inputs and generates <text:span text:style-name="Source_20_Text"><text:span text:style-name="T1">DriveSignal</text:span></text:span> objects that indicate potential drive satisfaction or frustration. These signals are clustered into <text:span text:style-name="Source_20_Text"><text:span text:style-name="T1">SignalCluster</text:span></text:span> objects that represent broader patterns of opportunity or threat.</text:p>
      <text:h text:style-name="Heading_20_3" text:outline-level="3">2.3 Goal and Task Management</text:h>
      <text:p text:style-name="Text_20_body">The cognitive architecture implements a hierarchical goal and task system that bridges between abstract drives and concrete actions:</text:p>
      <text:list text:style-name="L4">
        <text:list-item>
          <text:p text:style-name="P10"><text:span text:style-name="Strong_20_Emphasis">Goals</text:span>: High-level objectives generated from <text:span text:style-name="Source_20_Text"><text:span text:style-name="T1">SignalCluste</text:span></text:span><text:span text:style-name="Source_20_Text">r</text:span> instances through the <text:span text:style-name="Source_20_Text"><text:span text:style-name="T1">generate_goal_alternatives</text:span></text:span> method. Each goal relates directly to one or more drives and includes a termination condition.</text:p>
        </text:list-item>
        <text:list-item>
          <text:p text:style-name="P10"><text:span text:style-name="Strong_20_Emphasis">Tasks</text:span>: Specific actionable steps generated through the <text:span text:style-name="Source_20_Text"><text:span text:style-name="T1">generate_task_alternatives</text:span></text:span> method to achieve goals. Tasks include detailed descriptions, actors involved, and success criteria.</text:p>
        </text:list-item>
        <text:list-item>
          <text:p text:style-name="P10"><text:span text:style-name="Strong_20_Emphasis">Acts</text:span>: Concrete actions (Think, Say, Look, Move, Do) generated through the <text:span text:style-name="Source_20_Text"><text:span text:style-name="T1">actualize_task</text:span></text:span> method. These represent the specific behaviors executed by the agent.</text:p>
        </text:list-item>
      </text:list>
      <text:p text:style-name="Text_20_body">The system maintains a focus stack that allows for task interruption and resumption when higher-priority needs arise. The <text:span text:style-name="Source_20_Text"><text:span text:style-name="T1">clear_task_if_satisfied</text:span></text:span> and <text:span text:style-name="Source_20_Text"><text:span text:style-name="T1">clear_goal_if_satisfie</text:span></text:span><text:span text:style-name="Source_20_Text">d</text:span> methods regularly evaluate whether completion conditions have been met.</text:p>
      <text:h text:style-name="Heading_20_3" text:outline-level="3">2.4 Perception and Action</text:h>
      <text:p text:style-name="Text_20_body">Sensory input is managed through the <text:span text:style-name="Source_20_Text"><text:span text:style-name="T1">PerceptualState</text:span></text:span> class, which organizes inputs by modality (visual, auditory, internal, etc.) and manages attention focus. The system includes specialized methods for environmental perception:</text:p>
      <text:list text:style-name="L5">
        <text:list-item>
          <text:p text:style-name="P12"><text:span text:style-name="Source_20_Text"><text:span text:style-name="T1">look(</text:span></text:span><text:span text:style-name="Source_20_Text">)</text:span>: Gathers visual information about surroundings through the world map </text:p>
        </text:list-item>
        <text:list-item>
          <text:p text:style-name="P12"><text:span text:style-name="Source_20_Text"><text:span text:style-name="T1">hear()</text:span></text:span>: Processes auditory input, particularly from other agents </text:p>
        </text:list-item>
        <text:list-item>
          <text:p text:style-name="P11"><text:span text:style-name="Source_20_Text"><text:span text:style-name="T1">senses()</text:span></text:span><text:span text:style-name="T1">:</text:span> Integrates all sensory modalities into a comprehensive state update </text:p>
        </text:list-item>
      </text:list>
      <text:p text:style-name="Text_20_body">Action execution is handled through the <text:span text:style-name="Source_20_Text"><text:span text:style-name="T1">acts()</text:span></text:span> method, which implements five fundamental action types:</text:p>
      <text:list text:style-name="L6">
        <text:list-item>
          <text:p text:style-name="P14"><text:span text:style-name="Source_20_Text"><text:span text:style-name="T1">Think</text:span></text:span>: Internal cognitive processing </text:p>
        </text:list-item>
        <text:list-item>
          <text:p text:style-name="P14"><text:span text:style-name="Source_20_Text"><text:span text:style-name="T1">Say</text:span></text:span><text:span text:style-name="T1">:</text:span> Communication with other agents </text:p>
        </text:list-item>
        <text:list-item>
          <text:p text:style-name="P14"><text:span text:style-name="Source_20_Text"><text:span text:style-name="T1">Do</text:span></text:span><text:span text:style-name="T1">: </text:span>Physical actions affecting the environment </text:p>
        </text:list-item>
        <text:list-item>
          <text:p text:style-name="P14"><text:span text:style-name="Source_20_Text"><text:span text:style-name="T1">Move</text:span></text:span><text:span text:style-name="T1">:</text:span> Navigation within the spatial environment </text:p>
        </text:list-item>
        <text:list-item>
          <text:p text:style-name="P13"><text:span text:style-name="Source_20_Text"><text:span text:style-name="T1">Look</text:span></text:span><text:span text:style-name="T1">:</text:span> Environmental observation </text:p>
        </text:list-item>
      </text:list>
      <text:p text:style-name="Text_20_body">Each action is processed through the world simulation, generating consequences that feed back into the agent's perceptual system.</text:p>
      <text:h text:style-name="Heading_20_3" text:outline-level="3"><text:soft-page-break/>2.5 Dialog Management</text:h>
      <text:p text:style-name="Text_20_body">The dialog system in Webworld implements sophisticated conversational capabilities through the <text:span text:style-name="Source_20_Text"><text:span text:style-name="T1">Dialo</text:span></text:span><text:span text:style-name="Source_20_Text">g</text:span> class. This system manages ongoing conversations, tracking participants, turn count, and conversation history.</text:p>
      <text:p text:style-name="Text_20_body">Dialog is treated as a special type of task, with agents pushing a dialog task onto their focus stack when engaging in conversation. The system includes mechanisms for natural conversation flow:</text:p>
      <text:list text:style-name="L7">
        <text:list-item>
          <text:p text:style-name="P16">Turn management through the <text:span text:style-name="Source_20_Text"><text:span text:style-name="T1">generate_dialog_turn</text:span></text:span> method </text:p>
        </text:list-item>
        <text:list-item>
          <text:p text:style-name="P16">Dialog closing detection via <text:span text:style-name="Source_20_Text"><text:span text:style-name="T1">natural_dialog_end</text:span></text:span> </text:p>
        </text:list-item>
        <text:list-item>
          <text:p text:style-name="P15">Commitment tracking through <text:span text:style-name="Source_20_Text"><text:span text:style-name="T1">update_individual_commitments_following_conversation</text:span></text:span> and <text:span text:style-name="Source_20_Text"><text:span text:style-name="T1">update_joint_commitments_following_conversation</text:span></text:span> </text:p>
        </text:list-item>
      </text:list>
      <text:p text:style-name="Text_20_body">The architecture treats dialog not just as information exchange but as a socially meaningful activity that creates memories, affects relationships, and can generate new commitments.</text:p>
      <text:h text:style-name="Heading_20_2" text:outline-level="2">3. World Simulation</text:h>
      <text:p text:style-name="Text_20_body">The world simulation system provides the shared environment in which agents operate. This system is implemented through the <text:span text:style-name="Source_20_Text"><text:span text:style-name="T3">Context</text:span></text:span> and <text:span text:style-name="Source_20_Text"><text:span text:style-name="T1">WorldMap</text:span></text:span> classes, which manage both the narrative and spatial aspects of the simulation.</text:p>
      <text:h text:style-name="Heading_20_3" text:outline-level="3">3.1 Narrative Context</text:h>
      <text:p text:style-name="Text_20_body">The <text:span text:style-name="Source_20_Text"><text:span text:style-name="T1">Context</text:span></text:span> class maintains the current state description, simulation time, and narrative flow of the scenario. It provides methods for:</text:p>
      <text:list text:style-name="L8">
        <text:list-item>
          <text:p text:style-name="P18">Processing agent actions via the <text:span text:style-name="Source_20_Text"><text:span text:style-name="T1">do()</text:span></text:span> method </text:p>
        </text:list-item>
        <text:list-item>
          <text:p text:style-name="P18">Updating the world state through the <text:span text:style-name="Source_20_Text"><text:span text:style-name="T1">senses()</text:span></text:span> method </text:p>
        </text:list-item>
        <text:list-item>
          <text:p text:style-name="P18">Selecting the next actor to take a turn via <text:span text:style-name="Source_20_Text"><text:span text:style-name="T1">next_act(</text:span></text:span><text:span text:style-name="Source_20_Text">)</text:span> </text:p>
        </text:list-item>
        <text:list-item>
          <text:p text:style-name="P17">Managing non-player characters through <text:span text:style-name="Source_20_Text"><text:span text:style-name="T1">get_npc_by_name()</text:span></text:span> </text:p>
        </text:list-item>
      </text:list>
      <text:p text:style-name="Text_20_body">The context also maintains a message queue for communication between agents and the user interface, enabling real-time updates of the simulation state.</text:p>
      <text:h text:style-name="Heading_20_3" text:outline-level="3">3.2 Spatial Environment</text:h>
      <text:p text:style-name="Text_20_body">The <text:span text:style-name="Source_20_Text"><text:span text:style-name="T1">WorldMap</text:span></text:span><text:span text:style-name="T1"> </text:span>class implements a detailed spatial environment with terrain, resources, and navigation capabilities. The map uses a cellular structure with various terrain types and resources distributed according to realistic patterns.</text:p>
      <text:p text:style-name="Text_20_body">Key features of the spatial environment include:</text:p>
      <text:list text:style-name="L9">
        <text:list-item>
          <text:p text:style-name="P20">Procedural terrain generation with elevation modeling </text:p>
        </text:list-item>
        <text:list-item>
          <text:p text:style-name="P20">Resource distribution based on terrain type </text:p>
        </text:list-item>
        <text:list-item>
          <text:p text:style-name="P20">Water feature generation with flow direction </text:p>
        </text:list-item>
        <text:list-item>
          <text:p text:style-name="P20">Visibility calculations that account for terrain and elevation </text:p>
        </text:list-item>
        <text:list-item>
          <text:p text:style-name="P19">Agent positioning and movement through cardinal and intercardinal directions </text:p>
        </text:list-item>
      </text:list>
      <text:p text:style-name="Text_20_body"><text:soft-page-break/>The map provides detailed visibility reporting through the <text:span text:style-name="Source_20_Text"><text:span text:style-name="T1">get_detailed_visibility_description</text:span></text:span> method, which generates XML-structured descriptions of the agent's surroundings.</text:p>
      <text:h text:style-name="Heading_20_3" text:outline-level="3">3.3 World-Agent Interaction</text:h>
      <text:p text:style-name="Text_20_body">The interaction between agents and the world is bidirectional:</text:p>
      <text:list text:style-name="L10">
        <text:list-item>
          <text:p text:style-name="P21">Agents perceive the world through their sensory methods, gathering information about terrain, resources, and other agents.</text:p>
        </text:list-item>
        <text:list-item>
          <text:p text:style-name="P21">Agents modify the world through their actions, particularly "Do" and "Move" actions.</text:p>
        </text:list-item>
        <text:list-item>
          <text:p text:style-name="P21">The world processes these actions through the <text:span text:style-name="Source_20_Text"><text:span text:style-name="T1">do()</text:span></text:span> method, generating consequences that affect both the world state and the agent's condition.</text:p>
        </text:list-item>
        <text:list-item>
          <text:p text:style-name="P21">The world periodically updates through the <text:span text:style-name="Source_20_Text"><text:span text:style-name="T1">senses()</text:span></text:span> method, introducing environmental changes, day/night cycles, and other dynamic elements.</text:p>
        </text:list-item>
      </text:list>
      <text:p text:style-name="Text_20_body">This interaction creates a feedback loop that drives the simulation forward, with each agent's actions affecting the world and other agents in a continuous cycle.</text:p>
      <text:h text:style-name="Heading_20_2" text:outline-level="2">4. Web Interface</text:h>
      <text:p text:style-name="Text_20_body">The Webworld system implements a sophisticated web interface that provides visualization and interaction capabilities. This interface is built using React and follows a modular component architecture.</text:p>
      <text:h text:style-name="Heading_20_3" text:outline-level="3">4.1 Interface Components</text:h>
      <text:p text:style-name="Text_20_body">The interface consists of several key components:</text:p>
      <text:list text:style-name="L11">
        <text:list-item>
          <text:p text:style-name="P23"><text:span text:style-name="Strong_20_Emphasis">CharacterPanel</text:span>: Displays individual agent states, including images, tasks, thoughts, and history </text:p>
        </text:list-item>
        <text:list-item>
          <text:p text:style-name="P23"><text:span text:style-name="Strong_20_Emphasis">WorldPanel</text:span>: Visualizes the current world state and description </text:p>
        </text:list-item>
        <text:list-item>
          <text:p text:style-name="P23"><text:span text:style-name="Strong_20_Emphasis">ExplorerModal</text:span>: Provides detailed investigation of agent internal states </text:p>
        </text:list-item>
        <text:list-item>
          <text:p text:style-name="P23"><text:span text:style-name="Strong_20_Emphasis">InjectDialog</text:span>: Allows for user input into the simulation </text:p>
        </text:list-item>
        <text:list-item>
          <text:p text:style-name="P22"><text:span text:style-name="Strong_20_Emphasis">Control Panel</text:span>: Provides simulation controls (run, step, pause, etc.) </text:p>
        </text:list-item>
      </text:list>
      <text:p text:style-name="Text_20_body">The layout uses CSS Grid to organize these components into a cohesive interface that adapts to different screen sizes.</text:p>
      <text:h text:style-name="Heading_20_3" text:outline-level="3">4.2 State Visualization</text:h>
      <text:p text:style-name="Text_20_body">The interface provides rich visualization of agent states through multiple mechanisms:</text:p>
      <text:list text:style-name="L12">
        <text:list-item>
          <text:p text:style-name="P25"><text:span text:style-name="Strong_20_Emphasis">Character Images</text:span>: Dynamically generated based on character descriptions and emotional states </text:p>
        </text:list-item>
        <text:list-item>
          <text:p text:style-name="P25"><text:span text:style-name="Strong_20_Emphasis">World Visualization</text:span>: Text descriptions of the current environment </text:p>
        </text:list-item>
        <text:list-item>
          <text:p text:style-name="P25"><text:span text:style-name="Strong_20_Emphasis">Thought Bubbles</text:span>: Display of agent internal thinking processes </text:p>
        </text:list-item>
        <text:list-item>
          <text:p text:style-name="P25"><text:span text:style-name="Strong_20_Emphasis">Task Lists</text:span>: Visual representation of current goals and tasks </text:p>
        </text:list-item>
        <text:list-item>
          <text:p text:style-name="P24"><text:span text:style-name="Strong_20_Emphasis">History Panels</text:span>: Display of recent agent memories and experiences </text:p>
        </text:list-item>
      </text:list>
      <text:h text:style-name="Heading_20_3" text:outline-level="3"><text:soft-page-break/>4.3 State Exploration</text:h>
      <text:p text:style-name="Text_20_body">A particularly powerful feature of the Webworld interface is the character state explorer, implemented through the <text:span text:style-name="Source_20_Text"><text:span text:style-name="T1">ExplorerModal</text:span></text:span> component. This explorer provides detailed access to an agent's internal state, organized into several tabs:</text:p>
      <text:list text:style-name="L13">
        <text:list-item>
          <text:p text:style-name="P27"><text:span text:style-name="Strong_20_Emphasis">Core State</text:span>: Basic character information, current tasks, and drives </text:p>
        </text:list-item>
        <text:list-item>
          <text:p text:style-name="P27"><text:span text:style-name="Strong_20_Emphasis">Memory</text:span>: Recent memories and narrative summaries </text:p>
        </text:list-item>
        <text:list-item>
          <text:p text:style-name="P27"><text:span text:style-name="Strong_20_Emphasis">Social</text:span>: Known relationships and dialog history </text:p>
        </text:list-item>
        <text:list-item>
          <text:p text:style-name="P27"><text:span text:style-name="Strong_20_Emphasis">Cognitive</text:span>: Goals, tasks, and action records </text:p>
        </text:list-item>
        <text:list-item>
          <text:p text:style-name="P27"><text:span text:style-name="Strong_20_Emphasis">Signals</text:span>: Drive-related opportunities and issues </text:p>
        </text:list-item>
        <text:list-item>
          <text:p text:style-name="P26"><text:span text:style-name="Strong_20_Emphasis">Debug</text:span>: Raw state data for development purposes </text:p>
        </text:list-item>
      </text:list>
      <text:p text:style-name="Text_20_body">This exploration capability enables users to understand the reasoning behind agent behaviors and investigate how different components of the cognitive architecture interact.</text:p>
      <text:h text:style-name="Heading_20_3" text:outline-level="3">4.4 User Interaction</text:h>
      <text:p text:style-name="Text_20_body">The interface supports several forms of user interaction with the simulation:</text:p>
      <text:list text:style-name="L14">
        <text:list-item>
          <text:p text:style-name="P29"><text:span text:style-name="Strong_20_Emphasis">Simulation Control</text:span>: Starting, stopping, and stepping through the simulation </text:p>
        </text:list-item>
        <text:list-item>
          <text:p text:style-name="P29"><text:span text:style-name="Strong_20_Emphasis">Character Injection</text:span>: Introducing new information or directions to specific agents </text:p>
        </text:list-item>
        <text:list-item>
          <text:p text:style-name="P29"><text:span text:style-name="Strong_20_Emphasis">Scenario Selection</text:span>: Loading different pre-defined scenarios </text:p>
        </text:list-item>
        <text:list-item>
          <text:p text:style-name="P28"><text:span text:style-name="Strong_20_Emphasis">State Inspection</text:span>: Exploring the internal states of agents and the world </text:p>
        </text:list-item>
      </text:list>
      <text:p text:style-name="Text_20_body">These interaction capabilities make Webworld not just a simulation system but an interactive environment for exploring character behavior and narrative development.</text:p>
      <text:h text:style-name="Heading_20_2" text:outline-level="2">5. Real-Time Communication</text:h>
      <text:p text:style-name="Text_20_body">Webworld implements a sophisticated real-time communication system that enables fluid interaction between the simulation server and the web interface. This system uses WebSockets as the primary communication channel, with additional message processing to ensure reliable delivery.</text:p>
      <text:h text:style-name="Heading_20_3" text:outline-level="3">5.1 Communication Architecture</text:h>
      <text:p text:style-name="Text_20_body">The communication architecture consists of several key components:</text:p>
      <text:list text:style-name="L15">
        <text:list-item>
          <text:p text:style-name="P31"><text:span text:style-name="Strong_20_Emphasis">WebSocket Server</text:span>: Implemented using FastAPI's WebSocket support </text:p>
        </text:list-item>
        <text:list-item>
          <text:p text:style-name="P31"><text:span text:style-name="Strong_20_Emphasis">ZeroMQ (ZMQ) Messaging</text:span>: Used for internal communication between simulation components </text:p>
        </text:list-item>
        <text:list-item>
          <text:p text:style-name="P31"><text:span text:style-name="Strong_20_Emphasis">Message Queue</text:span>: Manages message delivery and ensures processing order </text:p>
        </text:list-item>
        <text:list-item>
          <text:p text:style-name="P30"><text:span text:style-name="Strong_20_Emphasis">WebSocket Manager</text:span>: Handles connection management and message distribution </text:p>
        </text:list-item>
      </text:list>
      <text:p text:style-name="Text_20_body">This architecture enables bidirectional communication, allowing both server-to-client updates and client-to-server commands.</text:p>
      <text:h text:style-name="Heading_20_3" text:outline-level="3">5.2 Message Types</text:h>
      <text:p text:style-name="Text_20_body">The system defines several message types for different communication needs:</text:p>
      <text:list text:style-name="L16">
        <text:list-item>
          <text:p text:style-name="P33"><text:span text:style-name="Strong_20_Emphasis">Command Messages</text:span>: Instructions from the client to the simulation (run, step, pause, etc.) </text:p>
        </text:list-item>
        <text:list-item>
          <text:p text:style-name="P33"><text:span text:style-name="Strong_20_Emphasis">State Update Messages</text:span>: Information about changes in the simulation state </text:p>
        </text:list-item>
        <text:list-item>
          <text:p text:style-name="P33"><text:soft-page-break/><text:span text:style-name="Strong_20_Emphasis">Character Update Messages</text:span>: Detailed updates about individual agent states </text:p>
        </text:list-item>
        <text:list-item>
          <text:p text:style-name="P33"><text:span text:style-name="Strong_20_Emphasis">World Update Messages</text:span>: Changes to the shared environment </text:p>
        </text:list-item>
        <text:list-item>
          <text:p text:style-name="P32"><text:span text:style-name="Strong_20_Emphasis">Show Update Messages</text:span>: Narrative text to be displayed in the interface </text:p>
        </text:list-item>
      </text:list>
      <text:p text:style-name="Text_20_body">Each message type follows a structured format with type identification and relevant payload data.</text:p>
      <text:h text:style-name="Heading_20_3" text:outline-level="3">5.3 Message Processing</text:h>
      <text:p text:style-name="Text_20_body">Message processing follows a pipeline approach:</text:p>
      <text:list text:style-name="L17">
        <text:list-item>
          <text:p text:style-name="P35">Messages are received through the WebSocket connection </text:p>
        </text:list-item>
        <text:list-item>
          <text:p text:style-name="P35">The <text:span text:style-name="Source_20_Text"><text:span text:style-name="T1">WebSocketManager</text:span></text:span> queues messages for processing </text:p>
        </text:list-item>
        <text:list-item>
          <text:p text:style-name="P35">Messages are converted to the appropriate format for their destination </text:p>
        </text:list-item>
        <text:list-item>
          <text:p text:style-name="P35">The simulation processes commands and generates response messages </text:p>
        </text:list-item>
        <text:list-item>
          <text:p text:style-name="P35">Response messages are queued for delivery back to clients </text:p>
        </text:list-item>
        <text:list-item>
          <text:p text:style-name="P34">Messages are sent through the WebSocket connection </text:p>
        </text:list-item>
      </text:list>
      <text:p text:style-name="Text_20_body">This pipeline ensures that messages are processed in order and delivered reliably, even during high simulation activity.</text:p>
      <text:h text:style-name="Heading_20_2" text:outline-level="2">6. Deployment and Scalability</text:h>
      <text:p text:style-name="Text_20_body">Webworld is designed for flexible deployment across different environments, from local development to cloud-based production systems.</text:p>
      <text:h text:style-name="Heading_20_3" text:outline-level="3">6.1 Deployment Architecture</text:h>
      <text:p text:style-name="Text_20_body">The system can be deployed in several configurations:</text:p>
      <text:list text:style-name="L18">
        <text:list-item>
          <text:p text:style-name="P37"><text:span text:style-name="Strong_20_Emphasis">Local Development</text:span>: All components run on a single machine </text:p>
        </text:list-item>
        <text:list-item>
          <text:p text:style-name="P37"><text:span text:style-name="Strong_20_Emphasis">Server Deployment</text:span>: Server components on a dedicated machine with client access through web browsers </text:p>
        </text:list-item>
        <text:list-item>
          <text:p text:style-name="P36"><text:span text:style-name="Strong_20_Emphasis">Cloud Deployment</text:span>: Containerized deployment across cloud infrastructure </text:p>
        </text:list-item>
      </text:list>
      <text:p text:style-name="Text_20_body">The component-based architecture allows for scaling different parts of the system based on performance needs.</text:p>
      <text:h text:style-name="Heading_20_3" text:outline-level="3">6.2 Performance Considerations</text:h>
      <text:p text:style-name="Text_20_body">The system includes several optimizations for performance:</text:p>
      <text:list text:style-name="L19">
        <text:list-item>
          <text:p text:style-name="P39"><text:span text:style-name="Strong_20_Emphasis">Message Queuing</text:span>: Prevents message loss during high-activity periods </text:p>
        </text:list-item>
        <text:list-item>
          <text:p text:style-name="P39"><text:span text:style-name="Strong_20_Emphasis">Caching</text:span>: Reduces redundant computation for frequently accessed data </text:p>
        </text:list-item>
        <text:list-item>
          <text:p text:style-name="P39"><text:span text:style-name="Strong_20_Emphasis">Asynchronous Processing</text:span>: Enables parallel execution of non-dependent operations </text:p>
        </text:list-item>
        <text:list-item>
          <text:p text:style-name="P38"><text:span text:style-name="Strong_20_Emphasis">Selective Updates</text:span>: Transmits only changed data to reduce bandwidth usage </text:p>
        </text:list-item>
      </text:list>
      <text:p text:style-name="Text_20_body">These optimizations enable the system to handle multiple agents and complex scenarios while maintaining responsive user interaction.</text:p>
      <text:h text:style-name="Heading_20_3" text:outline-level="3">6.3 Extensibility</text:h>
      <text:p text:style-name="Text_20_body">The architecture is designed for extensibility in several key areas:</text:p>
      <text:list text:style-name="L20">
        <text:list-item>
          <text:p text:style-name="P41"><text:span text:style-name="Strong_20_Emphasis">New Agent Types</text:span>: Additional character behaviors through drive customization </text:p>
        </text:list-item>
        <text:list-item>
          <text:p text:style-name="P41"><text:soft-page-break/><text:span text:style-name="Strong_20_Emphasis">Enhanced World Models</text:span>: More sophisticated environment simulations </text:p>
        </text:list-item>
        <text:list-item>
          <text:p text:style-name="P41"><text:span text:style-name="Strong_20_Emphasis">UI Improvements</text:span>: Additional visualization and interaction capabilities </text:p>
        </text:list-item>
        <text:list-item>
          <text:p text:style-name="P40"><text:span text:style-name="Strong_20_Emphasis">Integration Points</text:span>: APIs for connecting with external systems </text:p>
        </text:list-item>
      </text:list>
      <text:p text:style-name="Text_20_body">This extensibility ensures that Webworld can evolve to meet new requirements and use cases.</text:p>
      <text:h text:style-name="Heading_20_2" text:outline-level="2">7. Conclusion and Future Directions</text:h>
      <text:p text:style-name="Text_20_body">Webworld represents a significant advancement in multi-agent simulation systems, successfully integrating sophisticated cognitive modeling with modern web technologies. The system enables the creation of engaging character-driven scenarios with agents that exhibit purposeful, coherent behavior while maintaining natural interaction patterns.</text:p>
      <text:h text:style-name="Heading_20_3" text:outline-level="3">7.1 Current Capabilities</text:h>
      <text:p text:style-name="Text_20_body">The current implementation achieves several key goals:</text:p>
      <text:list text:style-name="L21">
        <text:list-item>
          <text:p text:style-name="P43">Realistic agent behavior through drive-based motivation and memory systems </text:p>
        </text:list-item>
        <text:list-item>
          <text:p text:style-name="P43">Natural dialog capabilities with contextual awareness </text:p>
        </text:list-item>
        <text:list-item>
          <text:p text:style-name="P43">Detailed world simulation with both narrative and spatial components </text:p>
        </text:list-item>
        <text:list-item>
          <text:p text:style-name="P43">Accessible web interface for visualization and interaction </text:p>
        </text:list-item>
        <text:list-item>
          <text:p text:style-name="P42">Real-time communication for responsive user experience </text:p>
        </text:list-item>
      </text:list>
      <text:p text:style-name="Text_20_body">These capabilities make Webworld suitable for a variety of applications, from educational simulations to interactive storytelling.</text:p>
      <text:h text:style-name="Heading_20_3" text:outline-level="3">7.2 Future Directions</text:h>
      <text:p text:style-name="Text_20_body">Several promising directions for future development have been identified:</text:p>
      <text:list text:style-name="L22">
        <text:list-item>
          <text:p text:style-name="P45"><text:span text:style-name="Strong_20_Emphasis">Enhanced Dialog Management</text:span>: More sophisticated handling of multi-party conversations and relationship development </text:p>
        </text:list-item>
        <text:list-item>
          <text:p text:style-name="P45"><text:span text:style-name="Strong_20_Emphasis">Advanced Learning</text:span>: Enabling agents to adapt their behavior patterns based on experience </text:p>
        </text:list-item>
        <text:list-item>
          <text:p text:style-name="P45"><text:span text:style-name="Strong_20_Emphasis">Richer Environmental Simulation</text:span>: More detailed modeling of physical interactions and resource systems </text:p>
        </text:list-item>
        <text:list-item>
          <text:p text:style-name="P45"><text:span text:style-name="Strong_20_Emphasis">User Collaboration</text:span>: Supporting multiple simultaneous users interacting with the simulation </text:p>
        </text:list-item>
        <text:list-item>
          <text:p text:style-name="P44"><text:span text:style-name="Strong_20_Emphasis">Performance Optimization</text:span>: Further improvements to support larger agent populations and more complex scenarios </text:p>
        </text:list-item>
      </text:list>
      <text:p text:style-name="Text_20_body">These enhancements would further increase the system's utility across different application domains while maintaining its core strengths in character simulation and narrative generation.</text:p>
      <text:h text:style-name="Heading_20_3" text:outline-level="3">7.3 Final Assessment</text:h>
      <text:p text:style-name="Text_20_body">Webworld successfully balances the complexity needed for realistic agent behavior with the computational efficiency required for practical applications. Its integration of cognitive modeling with web technologies creates a powerful simulation environment that is both sophisticated and accessible. As the system continues to evolve, it promises to advance the state of the art in multi-agent simulation and interactive narrative systems.</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00%" style:register-true="true" style:page-number="auto"/>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5T16:56:14.569275039</meta:creation-date>
    <dc:date>2025-02-27T13:51:00.656537310</dc:date>
    <meta:editing-duration>PT1H37M23S</meta:editing-duration>
    <meta:editing-cycles>4</meta:editing-cycles>
    <meta:generator>LibreOffice/24.2.7.2$Linux_X86_64 LibreOffice_project/420$Build-2</meta:generator>
    <meta:document-statistic meta:table-count="0" meta:image-count="0" meta:object-count="0" meta:page-count="8" meta:paragraph-count="191" meta:word-count="2480" meta:character-count="18825" meta:non-whitespace-character-count="16532"/>
  </office:meta>
</office:document-meta>
</file>